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2"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style>
    <style:style style:name="T1" style:family="text">
      <style:text-properties fo:font-variant="normal" fo:text-transform="none" fo:color="#000000" style:font-name="Arial1"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Aenean consequat eros id erat sagittis vitae molestie velit porta. Nunc dignissim tellus vel orci laoreet tempor. Mauris tristique interdum nisi, tempor convallis lacus bibendum ut. Pellentesque habitant morbi tristique senectus et netus et malesuada fames ac turpis egestas. Morbi a urna purus, in condimentum nisl. Quisque in mi et lacus facilisis sodales in at velit. Aliquam a urna neque. Nulla lacus tortor, ultrices eu pharetra a, consectetur id nunc. Nullam nisi ligula, facilisis vel tempor nec, tempus vel nisi. Pellentesque non pharetra nisl. Donec eu venenatis turpis. Quisque scelerisque tellus interdum eros eleifend non mattis purus viverra. Fusce malesuada metus nec augue mollis laoreet. Cras sit amet libero ante. Aliquam ornare, urna vestibulum tempus blandit, enim ante mollis libero, ac condimentum augue leo sit amet est.</text:p>
      <text:p text:style-name="P1">Donec placerat, tellus non rhoncus hendrerit, orci erat porta neque, a pretium urna neque dapibus ligula. Sed posuere placerat bibendum. Aenean nec mi a nulla sollicitudin consectetur. Phasellus accumsan egestas magna porttitor elementum. Curabitur lobortis ligula non nisi fringilla sodales. Praesent ut leo quis arcu convallis tempor id at purus. Sed nec neque mauris. Integer sodales, urna ut volutpat commodo, erat nulla interdum magna, laoreet semper risus odio at nisi. In sit amet ipsum magna, in tincidunt nibh.</text:p>
      <text:p text:style-name="P1">Maecenas nisi augue, viverra ac dignissim eu, consequat nec augue. Proin congue elit non nunc elementum quis faucibus turpis consequat. Donec sagittis interdum tortor, in aliquet mi faucibus non. Morbi ultrices placerat quam non sagittis. Donec accumsan commodo quam, at lacinia turpis varius ac. Proin ultrices, quam gravida commodo ultrices, tortor mi volutpat dolor, eu condimentum justo urna sed nisi. Duis sed nulla nec ligula accumsan auctor. Suspendisse tortor massa, aliquam vel commodo ac, accumsan et lacus. Nullam tempor justo eget leo auctor laoreet condimentum risus commodo. Nullam ultricies sem et risus condimentum fringilla. Ut pellentesque laoreet turpis.</text:p>
      <text:p text:style-name="P1">Nulla convallis vulputate ultrices. Nullam dapibus fringilla metus, id lacinia metus interdum eget. Ut volutpat, arcu eu lacinia vulputate, libero enim tincidunt ante, ut fermentum lectus mauris in urna. Proin ut convallis dui. Aliquam condimentum, magna id tincidunt tempus, massa felis laoreet nibh, et pretium orci nulla a enim. Donec id mauris vel nibh vehicula euismod quis bibendum lacus. Mauris ac nulla a lacus sagittis accumsan non sed erat. Nam ultricies pharetra dolor, a adipiscing leo congue quis. Vivamus scelerisque auctor dui id volutpat. Sed placerat, dui eget fermentum pharetra, mi erat auctor mauris, ut vulputate lectus odio dignissim eros. Lorem ipsum dolor sit amet, consectetur adipiscing elit.</text:p>
      <text:p text:style-name="P2"><text:span text:style-name="T1">Donec posuere pulvinar lorem, et laoreet ligula rutrum eu. Pellentesque semper risus id velit aliquet semper. Cras nibh purus, tempus adipiscing vulputate ac, lacinia in purus. Nulla scelerisque lacinia rutrum. Nulla hendrerit dignissim dignissim. Maecenas rhoncus tellus non felis feugiat ultricies. Curabitur vel mi eu turpis eleifend congue in nec est. Fusce hendrerit, lorem non mollis sagittis, justo libero condimentum nunc, vitae viverra urna mauris in metus. Donec congue nibh in mi bibendum fringilla. Ut non neque nisi. Sed feugiat dapibus mauris, eget scelerisque lacus adipiscing sed. Maecenas a nunc non ante ultricies dapibus dapibus sed nisl. Nulla sit amet felis felis, vitae varius tel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Betesh</meta:initial-creator>
    <meta:creation-date>2012-11-14T11:10:40</meta:creation-date>
    <meta:document-statistic meta:table-count="0" meta:image-count="0" meta:object-count="0" meta:page-count="1" meta:paragraph-count="5" meta:word-count="524" meta:character-count="3515" meta:non-whitespace-character-count="2996"/>
    <dc:date>2012-11-14T11:11:18</dc:date>
    <dc:creator>Isaac Betesh</dc:creator>
    <meta:editing-duration>PT40S</meta:editing-duration>
    <meta:editing-cycles>1</meta:editing-cycles>
    <meta:generator>LibreOffice/3.4$Linux LibreOffice_project/340m1$Build-402</meta:generator>
  </office:meta>
</office:document-meta>
</file>